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6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7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31.77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2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Gestión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Gestión de proyecto 1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echa de inicio:</text:p>
          </table:table-cell>
          <table:table-cell table:style-name="ce3" office:value-type="date" office:date-value="2020-03-01" calcext:value-type="date">
            <text:p>01/03/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cha de final:</text:p>
          </table:table-cell>
          <table:table-cell table:style-name="ce3" office:value-type="date" office:date-value="2020-10-01" calcext:value-type="date">
            <text:p>01/10/2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otal días:</text:p>
          </table:table-cell>
          <table:table-cell table:formula="of:=[.B4]-[.B3]" office:value-type="float" office:value="214" calcext:value-type="float">
            <text:p>21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Total días – sab y dom:</text:p>
          </table:table-cell>
          <table:table-cell table:style-name="ce2" table:formula="of:=NETWORKDAYS([.B3];[.B4])"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4">
          <table:table-cell table:style-name="ce2" office:value-type="string" calcext:value-type="string">
            <text:p>Total días – sab y dom y feriados:</text:p>
          </table:table-cell>
          <table:table-cell table:style-name="ce2" table:formula="of:=NETWORKDAYS([.B3];[.B4];lista)" office:value-type="float" office:value="143" calcext:value-type="float">
            <text:p>143</text:p>
          </table:table-cell>
          <table:table-cell table:number-columns-repeated="6"/>
        </table:table-row>
      </table:table>
      <table:table table:name="Gestión2" table:style-name="ta1">
        <table:table-column table:style-name="co4" table:default-cell-style-name="Default"/>
        <table:table-column table:style-name="co3" table:default-cell-style-name="ce3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Gestión de proyecto 2</text:p>
          </table:table-cell>
          <table:covered-table-cell table:style-name="Default"/>
          <table:covered-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echa de inicio:</text:p>
          </table:table-cell>
          <table:table-cell office:value-type="date" office:date-value="2020-03-01" calcext:value-type="date">
            <text:p>01/03/2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100 días total:</text:p>
          </table:table-cell>
          <table:table-cell table:formula="of:=[.B3]+100" office:value-type="date" office:date-value="2020-06-09" calcext:value-type="date">
            <text:p>09/06/2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5">
          <table:table-cell table:style-name="ce2" office:value-type="string" calcext:value-type="string">
            <text:p>100 días sin sab y dom:</text:p>
          </table:table-cell>
          <table:table-cell table:formula="of:=WORKDAY([.B3];100)" office:value-type="date" office:date-value="2020-07-17" calcext:value-type="date">
            <text:p>17/07/20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6"/>
        </table:table-row>
        <table:table-row table:style-name="ro6">
          <table:table-cell table:style-name="ce2" office:value-type="string" calcext:value-type="string">
            <text:p>100 días sin sab y dom y feriados:</text:p>
          </table:table-cell>
          <table:table-cell table:formula="of:=WORKDAY([.B3];100;lista)" office:value-type="date" office:date-value="2020-07-31" calcext:value-type="date">
            <text:p>31/07/20</text:p>
          </table:table-cell>
          <table:table-cell table:number-columns-repeated="6"/>
        </table:table-row>
        <table:table-row table:style-name="ro2">
          <table:table-cell table:style-name="ce2" table:number-columns-repeated="2"/>
          <table:table-cell table:number-columns-repeated="6"/>
        </table:table-row>
      </table:table>
      <table:table table:name="Días no Laborales" table:style-name="ta1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2">
          <table:table-cell table:style-name="ce4" office:value-type="string" calcext:value-type="string">
            <text:p>Fecha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Día de la sema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unes</text:p>
          </table:table-cell>
        </table:table-row>
        <table:table-row table:style-name="ro2">
          <table:table-cell office:value-type="date" office:date-value="2020-05-20" calcext:value-type="date">
            <text:p>20/05/20</text:p>
          </table:table-cell>
          <table:table-cell office:value-type="string" calcext:value-type="string">
            <text:p>Día del gremio</text:p>
          </table:table-cell>
          <table:table-cell table:formula="of:=VLOOKUP(WEEKDAY([.A2];2);semana;2)" office:value-type="string" office:string-value="miércoles" calcext:value-type="string">
            <text:p>miércol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rtes</text:p>
          </table:table-cell>
        </table:table-row>
        <table:table-row table:style-name="ro2">
          <table:table-cell office:value-type="date" office:date-value="2020-06-03" calcext:value-type="date">
            <text:p>03/06/20</text:p>
          </table:table-cell>
          <table:table-cell office:value-type="string" calcext:value-type="string">
            <text:p>Día del gremio</text:p>
          </table:table-cell>
          <table:table-cell table:formula="of:=VLOOKUP(WEEKDAY([.A3];2);semana;2)" office:value-type="string" office:string-value="miércoles" calcext:value-type="string">
            <text:p>miércol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ércoles</text:p>
          </table:table-cell>
        </table:table-row>
        <table:table-row table:style-name="ro2">
          <table:table-cell office:value-type="date" office:date-value="2020-03-24" calcext:value-type="date">
            <text:p>24/03/20</text:p>
          </table:table-cell>
          <table:table-cell office:value-type="string" calcext:value-type="string">
            <text:p>Día de la memoria</text:p>
          </table:table-cell>
          <table:table-cell table:formula="of:=VLOOKUP(WEEKDAY([.A4];2);semana;2)" office:value-type="string" office:string-value="martes" calcext:value-type="string">
            <text:p>mart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eves</text:p>
          </table:table-cell>
        </table:table-row>
        <table:table-row table:style-name="ro2">
          <table:table-cell office:value-type="date" office:date-value="2020-04-02" calcext:value-type="date">
            <text:p>02/04/20</text:p>
          </table:table-cell>
          <table:table-cell office:value-type="string" calcext:value-type="string">
            <text:p>Día del veterano de guerra</text:p>
          </table:table-cell>
          <table:table-cell table:formula="of:=VLOOKUP(WEEKDAY([.A5];2);semana;2)" office:value-type="string" office:string-value="jueves" calcext:value-type="string">
            <text:p>juev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iernes</text:p>
          </table:table-cell>
        </table:table-row>
        <table:table-row table:style-name="ro2">
          <table:table-cell office:value-type="date" office:date-value="2020-04-09" calcext:value-type="date">
            <text:p>09/04/20</text:p>
          </table:table-cell>
          <table:table-cell office:value-type="string" calcext:value-type="string">
            <text:p>Jueves santo</text:p>
          </table:table-cell>
          <table:table-cell table:formula="of:=VLOOKUP(WEEKDAY([.A6];2);semana;2)" office:value-type="string" office:string-value="jueves" calcext:value-type="string">
            <text:p>juev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</table:table-row>
        <table:table-row table:style-name="ro2">
          <table:table-cell office:value-type="date" office:date-value="2020-04-10" calcext:value-type="date">
            <text:p>10/04/20</text:p>
          </table:table-cell>
          <table:table-cell office:value-type="string" calcext:value-type="string">
            <text:p>Viernes santo</text:p>
          </table:table-cell>
          <table:table-cell table:formula="of:=VLOOKUP(WEEKDAY([.A7];2);semana;2)" office:value-type="string" office:string-value="viernes" calcext:value-type="string">
            <text:p>viern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Día del trabajador</text:p>
          </table:table-cell>
          <table:table-cell table:formula="of:=VLOOKUP(WEEKDAY([.A8];2);semana;2)" office:value-type="string" office:string-value="viernes" calcext:value-type="string">
            <text:p>viernes</text:p>
          </table:table-cell>
          <table:table-cell table:number-columns-repeated="4"/>
        </table:table-row>
        <table:table-row table:style-name="ro2">
          <table:table-cell office:value-type="date" office:date-value="2020-05-25" calcext:value-type="date">
            <text:p>25/05/20</text:p>
          </table:table-cell>
          <table:table-cell office:value-type="string" calcext:value-type="string">
            <text:p>Día de la patria</text:p>
          </table:table-cell>
          <table:table-cell table:formula="of:=VLOOKUP(WEEKDAY([.A9];2);semana;2)" office:value-type="string" office:string-value="lunes" calcext:value-type="string">
            <text:p>lunes</text:p>
          </table:table-cell>
          <table:table-cell table:number-columns-repeated="4"/>
        </table:table-row>
        <table:table-row table:style-name="ro2">
          <table:table-cell office:value-type="date" office:date-value="2020-06-17" calcext:value-type="date">
            <text:p>17/06/20</text:p>
          </table:table-cell>
          <table:table-cell office:value-type="string" calcext:value-type="string">
            <text:p>Día de Martin de Guemes</text:p>
          </table:table-cell>
          <table:table-cell table:formula="of:=VLOOKUP(WEEKDAY([.A10];2);semana;2)" office:value-type="string" office:string-value="miércoles" calcext:value-type="string">
            <text:p>miércoles</text:p>
          </table:table-cell>
          <table:table-cell table:number-columns-repeated="4"/>
        </table:table-row>
        <table:table-row table:style-name="ro2">
          <table:table-cell office:value-type="date" office:date-value="2020-06-20" calcext:value-type="date">
            <text:p>20/06/20</text:p>
          </table:table-cell>
          <table:table-cell office:value-type="string" calcext:value-type="string">
            <text:p>Día de la bandera y Belgrano</text:p>
          </table:table-cell>
          <table:table-cell table:formula="of:=VLOOKUP(WEEKDAY([.A11];2);semana;2)" office:value-type="string" office:string-value="sábado" calcext:value-type="string">
            <text:p>sábado</text:p>
          </table:table-cell>
          <table:table-cell table:number-columns-repeated="4"/>
        </table:table-row>
        <table:table-row table:style-name="ro2">
          <table:table-cell office:value-type="date" office:date-value="2020-07-09" calcext:value-type="date">
            <text:p>09/07/20</text:p>
          </table:table-cell>
          <table:table-cell office:value-type="string" calcext:value-type="string">
            <text:p>Día de la independencia</text:p>
          </table:table-cell>
          <table:table-cell table:formula="of:=VLOOKUP(WEEKDAY([.A12];2);semana;2)" office:value-type="string" office:string-value="jueves" calcext:value-type="string">
            <text:p>jueves</text:p>
          </table:table-cell>
          <table:table-cell table:number-columns-repeated="4"/>
        </table:table-row>
        <table:table-row table:style-name="ro2">
          <table:table-cell office:value-type="date" office:date-value="2020-08-21" calcext:value-type="date">
            <text:p>21/08/20</text:p>
          </table:table-cell>
          <table:table-cell office:value-type="string" calcext:value-type="string">
            <text:p>Día de San Martin</text:p>
          </table:table-cell>
          <table:table-cell table:formula="of:=VLOOKUP(WEEKDAY([.A13];2);semana;2)" office:value-type="string" office:string-value="viernes" calcext:value-type="string">
            <text:p>viernes</text:p>
          </table:table-cell>
          <table:table-cell table:number-columns-repeated="4"/>
        </table:table-row>
        <table:table-row table:style-name="ro2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Día de la diversidad cultural</text:p>
          </table:table-cell>
          <table:table-cell table:formula="of:=VLOOKUP(WEEKDAY([.A14];2);semana;2)" office:value-type="string" office:string-value="viernes" calcext:value-type="string">
            <text:p>viernes</text:p>
          </table:table-cell>
          <table:table-cell table:number-columns-repeated="4"/>
        </table:table-row>
        <table:table-row table:style-name="ro2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Día de la soberanía nacional</text:p>
          </table:table-cell>
          <table:table-cell table:formula="of:=VLOOKUP(WEEKDAY([.A15];2);semana;2)" office:value-type="string" office:string-value="viernes" calcext:value-type="string">
            <text:p>viernes</text:p>
          </table:table-cell>
          <table:table-cell table:number-columns-repeated="4"/>
        </table:table-row>
        <table:table-row table:style-name="ro2"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Día de la concepción</text:p>
          </table:table-cell>
          <table:table-cell table:formula="of:=VLOOKUP(WEEKDAY([.A16];2);semana;2)" office:value-type="string" office:string-value="martes" calcext:value-type="string">
            <text:p>martes</text:p>
          </table:table-cell>
          <table:table-cell table:number-columns-repeated="4"/>
        </table:table-row>
        <table:table-row table:style-name="ro2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Día de la natividad</text:p>
          </table:table-cell>
          <table:table-cell table:formula="of:=VLOOKUP(WEEKDAY([.A17];2);semana;2)" office:value-type="string" office:string-value="viernes" calcext:value-type="string">
            <text:p>viernes</text:p>
          </table:table-cell>
          <table:table-cell table:number-columns-repeated="4"/>
        </table:table-row>
      </table:table>
      <table:named-expressions>
        <table:named-range table:name="lista" table:base-cell-address="$'Días no Laborales'.$A$2" table:cell-range-address="$'Días no Laborales'.$A$2:.$A$200"/>
        <table:named-range table:name="semana" table:base-cell-address="$'Días no Laborales'.$F$1" table:cell-range-address="$'Días no Laborales'.$F$1: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20:20:34.6526180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1:41:18.772328498</meta:creation-date>
    <dc:date>2020-03-04T23:57:26.265659907</dc:date>
    <meta:editing-duration>PT3H25M57S</meta:editing-duration>
    <meta:editing-cycles>4</meta:editing-cycles>
    <meta:generator>LibreOffice/6.0.7.3$Linux_X86_64 LibreOffice_project/00m0$Build-3</meta:generator>
    <meta:document-statistic meta:table-count="3" meta:cell-count="85" meta:object-count="0"/>
  </office:meta>
</office:document-meta>
</file>